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language="pt" fo:country="BR" officeooo:rsid="00056a73" officeooo:paragraph-rsid="00056a73"/>
    </style:style>
    <style:style style:name="P2" style:family="paragraph" style:parent-style-name="Standard">
      <style:paragraph-properties fo:line-height="115%"/>
      <style:text-properties fo:language="pt" fo:country="BR" officeooo:rsid="00075e96" officeooo:paragraph-rsid="00075e96"/>
    </style:style>
    <style:style style:name="P3" style:family="paragraph" style:parent-style-name="Standard">
      <style:paragraph-properties fo:line-height="115%"/>
      <style:text-properties fo:language="pt" fo:country="BR" fo:font-weight="bold" officeooo:rsid="00075e96" officeooo:paragraph-rsid="00075e96" style:font-weight-asian="bold" style:font-weight-complex="bold"/>
    </style:style>
    <style:style style:name="P4" style:family="paragraph" style:parent-style-name="Standard">
      <style:paragraph-properties fo:line-height="115%"/>
      <style:text-properties fo:language="pt" fo:country="BR" fo:font-weight="bold" officeooo:rsid="000b5c0d" officeooo:paragraph-rsid="000b5c0d" fo:background-color="#ffff00" style:font-weight-asian="bold" style:font-weight-complex="bold"/>
    </style:style>
    <style:style style:name="P5" style:family="paragraph" style:parent-style-name="Standard">
      <style:paragraph-properties fo:line-height="115%"/>
      <style:text-properties fo:language="pt" fo:country="BR" fo:font-weight="bold" officeooo:rsid="000c3cc5" officeooo:paragraph-rsid="000c3cc5" fo:background-color="#ffff00" style:font-weight-asian="bold" style:font-weight-complex="bold"/>
    </style:style>
    <style:style style:name="P6" style:family="paragraph" style:parent-style-name="Standard">
      <style:paragraph-properties fo:line-height="115%"/>
      <style:text-properties fo:language="pt" fo:country="BR" fo:font-weight="bold" officeooo:rsid="000de2f8" officeooo:paragraph-rsid="000de2f8" fo:background-color="#ffff00" style:font-weight-asian="bold" style:font-weight-complex="bold"/>
    </style:style>
    <style:style style:name="P7" style:family="paragraph" style:parent-style-name="Standard">
      <style:paragraph-properties fo:line-height="115%"/>
      <style:text-properties fo:language="pt" fo:country="BR" fo:font-weight="bold" officeooo:rsid="000b5c0d" officeooo:paragraph-rsid="000b5c0d" fo:background-color="transparent" style:font-weight-asian="bold" style:font-weight-complex="bold"/>
    </style:style>
    <style:style style:name="P8" style:family="paragraph" style:parent-style-name="Standard">
      <style:paragraph-properties fo:line-height="115%"/>
      <style:text-properties fo:language="pt" fo:country="BR" fo:font-weight="bold" officeooo:rsid="000b5cf5" officeooo:paragraph-rsid="000b5cf5" fo:background-color="transparent" style:font-weight-asian="bold" style:font-weight-complex="bold"/>
    </style:style>
    <style:style style:name="P9" style:family="paragraph" style:parent-style-name="Standard">
      <style:paragraph-properties fo:line-height="115%"/>
      <style:text-properties fo:language="pt" fo:country="BR" fo:font-weight="bold" officeooo:rsid="000b820e" officeooo:paragraph-rsid="000b820e" fo:background-color="transparent" style:font-weight-asian="bold" style:font-weight-complex="bold"/>
    </style:style>
    <style:style style:name="P10" style:family="paragraph" style:parent-style-name="Standard">
      <style:paragraph-properties fo:line-height="115%"/>
      <style:text-properties fo:language="pt" fo:country="BR" fo:font-weight="bold" officeooo:rsid="000c3cc5" officeooo:paragraph-rsid="000c3cc5" fo:background-color="transparent" style:font-weight-asian="bold" style:font-weight-complex="bold"/>
    </style:style>
    <style:style style:name="P11" style:family="paragraph" style:parent-style-name="Standard">
      <style:paragraph-properties fo:line-height="115%"/>
      <style:text-properties fo:language="pt" fo:country="BR" fo:font-weight="bold" officeooo:rsid="000c9b32" officeooo:paragraph-rsid="000c9b32" fo:background-color="transparent" style:font-weight-asian="bold" style:font-weight-complex="bold"/>
    </style:style>
    <style:style style:name="P12" style:family="paragraph" style:parent-style-name="Standard">
      <style:paragraph-properties fo:line-height="115%"/>
      <style:text-properties fo:language="pt" fo:country="BR" fo:font-weight="bold" officeooo:rsid="000de2f8" officeooo:paragraph-rsid="000de2f8" fo:background-color="transparent" style:font-weight-asian="bold" style:font-weight-complex="bold"/>
    </style:style>
    <style:style style:name="P13" style:family="paragraph" style:parent-style-name="Standard">
      <style:paragraph-properties fo:line-height="115%"/>
      <style:text-properties fo:language="pt" fo:country="BR" fo:font-weight="bold" officeooo:rsid="0011bc8f" officeooo:paragraph-rsid="0011bc8f" fo:background-color="transparent" style:font-weight-asian="bold" style:font-weight-complex="bold"/>
    </style:style>
    <style:style style:name="P14" style:family="paragraph" style:parent-style-name="Standard">
      <style:paragraph-properties fo:line-height="115%"/>
      <style:text-properties fo:language="pt" fo:country="BR" officeooo:rsid="0007b966" officeooo:paragraph-rsid="0007b966"/>
    </style:style>
    <style:style style:name="P15" style:family="paragraph" style:parent-style-name="Standard">
      <style:paragraph-properties fo:line-height="115%"/>
      <style:text-properties fo:language="pt" fo:country="BR" officeooo:rsid="00096cf1" officeooo:paragraph-rsid="00096cf1" fo:background-color="#ffff00"/>
    </style:style>
    <style:style style:name="P16" style:family="paragraph" style:parent-style-name="Standard">
      <style:paragraph-properties fo:line-height="115%"/>
      <style:text-properties fo:language="pt" fo:country="BR" officeooo:rsid="000f3586" officeooo:paragraph-rsid="000f3586" fo:background-color="#ffff00"/>
    </style:style>
    <style:style style:name="P17" style:family="paragraph" style:parent-style-name="Standard">
      <style:paragraph-properties fo:line-height="115%"/>
      <style:text-properties fo:language="pt" fo:country="BR" officeooo:rsid="000f3586" officeooo:paragraph-rsid="000f3586" fo:background-color="transparent"/>
    </style:style>
    <style:style style:name="P18" style:family="paragraph" style:parent-style-name="Standard">
      <style:paragraph-properties fo:line-height="115%"/>
      <style:text-properties fo:language="pt" fo:country="BR" officeooo:rsid="000f41d6" officeooo:paragraph-rsid="00112583" fo:background-color="transparent"/>
    </style:style>
    <style:style style:name="P19" style:family="paragraph" style:parent-style-name="Standard">
      <style:paragraph-properties fo:line-height="115%"/>
      <style:text-properties fo:language="pt" fo:country="BR" officeooo:rsid="00149383" officeooo:paragraph-rsid="00149383" fo:background-color="transparent"/>
    </style:style>
    <style:style style:name="P20" style:family="paragraph" style:parent-style-name="Standard">
      <style:paragraph-properties fo:line-height="115%"/>
      <style:text-properties style:use-window-font-color="true" loext:opacity="0%" fo:language="pt" fo:country="BR" fo:font-weight="bold" officeooo:rsid="00096cf1" officeooo:paragraph-rsid="00096cf1" fo:background-color="#ffff00" style:font-weight-asian="bold" style:font-weight-complex="bold"/>
    </style:style>
    <style:style style:name="P21" style:family="paragraph" style:parent-style-name="Standard">
      <style:paragraph-properties fo:line-height="115%" fo:break-before="page"/>
      <style:text-properties fo:language="pt" fo:country="BR" officeooo:rsid="000f3586" officeooo:paragraph-rsid="000f3586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bold" officeooo:rsid="000b820e" style:font-size-asian="8pt" style:font-weight-asian="bold" style:font-size-complex="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5c0d" style:font-weight-asian="normal" style:font-weight-complex="normal"/>
    </style:style>
    <style:style style:name="T7" style:family="text">
      <style:text-properties officeooo:rsid="0007b966"/>
    </style:style>
    <style:style style:name="T8" style:family="text">
      <style:text-properties fo:color="#1e90ff" loext:opacity="100%"/>
    </style:style>
    <style:style style:name="T9" style:family="text">
      <style:text-properties fo:color="#1e90ff" loext:opacity="100%" fo:font-weight="bold" style:font-weight-asian="bold" style:font-weight-complex="bold"/>
    </style:style>
    <style:style style:name="T10" style:family="text">
      <style:text-properties fo:color="#1e90ff" loext:opacity="100%" fo:font-weight="bold" officeooo:rsid="000b820e" style:font-weight-asian="bold" style:font-weight-complex="bold"/>
    </style:style>
    <style:style style:name="T11" style:family="text">
      <style:text-properties fo:color="#1e90ff" loext:opacity="100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1e90ff" loext:opacity="100%" fo:font-style="normal" fo:font-weight="bold" officeooo:rsid="00112583" style:font-style-asian="normal" style:font-weight-asian="bold" style:font-style-complex="normal" style:font-weight-complex="bold"/>
    </style:style>
    <style:style style:name="T13" style:family="text">
      <style:text-properties fo:color="#1e90ff" loext:opacity="100%" fo:font-style="normal" style:font-style-asian="normal" style:font-style-complex="normal"/>
    </style:style>
    <style:style style:name="T14" style:family="text">
      <style:text-properties fo:color="#1e90ff" loext:opacity="100%" fo:font-weight="normal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358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12583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68ba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008000" loext:opacity="100%"/>
    </style:style>
    <style:style style:name="T22" style:family="text">
      <style:text-properties fo:color="#008000" loext:opacity="100%" fo:font-size="8pt" style:font-size-asian="8pt" style:font-size-complex="8pt"/>
    </style:style>
    <style:style style:name="T23" style:family="text">
      <style:text-properties fo:color="#008000" loext:opacity="100%" fo:font-size="8pt" officeooo:rsid="0007b966" style:font-size-asian="8pt" style:font-size-complex="8pt"/>
    </style:style>
    <style:style style:name="T24" style:family="text">
      <style:text-properties fo:color="#008000" loext:opacity="100%" fo:font-size="8pt" style:text-underline-style="solid" style:text-underline-width="auto" style:text-underline-color="font-color" style:font-size-asian="8pt" style:font-size-complex="8pt"/>
    </style:style>
    <style:style style:name="T25" style:family="text">
      <style:text-properties fo:color="#008000" loext:opacity="100%" fo:font-size="8pt" fo:font-weight="normal" style:font-size-asian="7pt" style:font-weight-asian="normal" style:font-size-complex="8pt" style:font-weight-complex="normal"/>
    </style:style>
    <style:style style:name="T26" style:family="text">
      <style:text-properties fo:color="#008000" loext:opacity="100%" fo:font-size="8pt" fo:font-weight="normal" style:font-size-asian="8pt" style:font-weight-asian="normal" style:font-size-complex="8pt" style:font-weight-complex="normal"/>
    </style:style>
    <style:style style:name="T27" style:family="text">
      <style:text-properties fo:color="#008000" loext:opacity="100%" fo:font-size="8pt" fo:font-weight="normal" officeooo:rsid="000b820e" style:font-size-asian="8pt" style:font-weight-asian="normal" style:font-size-complex="8pt" style:font-weight-complex="normal"/>
    </style:style>
    <style:style style:name="T28" style:family="text">
      <style:text-properties fo:color="#008000" loext:opacity="100%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9" style:family="text">
      <style:text-properties fo:color="#008000" loext:opacity="100%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color="#008000" loext:opacity="100%" fo:font-size="8pt" fo:font-style="normal" fo:font-weight="normal" officeooo:rsid="00168ba5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color="#008000" loext:opacity="100%" fo:font-size="8pt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T32" style:family="text">
      <style:text-properties fo:color="#008000" loext:opacity="100%" fo:font-weight="normal" style:font-weight-asian="normal" style:font-weight-complex="normal"/>
    </style:style>
    <style:style style:name="T33" style:family="text">
      <style:text-properties fo:color="#008000" loext:opacity="100%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8000" loext:opacity="100%" fo:font-style="normal" fo:font-weight="normal" officeooo:rsid="00168ba5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RIAR BANCO DE DADOS</text:p>
      <text:p text:style-name="P3"><text:span text:style-name="T8"/></text:p>
      <text:p text:style-name="P3"><text:span text:style-name="T8">CREATE DATABASE</text:span> <text:span text:style-name="T5">nome_do_banco_de_dados;</text:span></text:p>
      <text:p text:style-name="P3"><text:span text:style-name="T8">USE</text:span> <text:span text:style-name="T5">nome_do_banco_de_dados;</text:span></text:p>
      <text:p text:style-name="P1"><text:span text:style-name="T1"/></text:p>
      <text:p text:style-name="P15"><text:span text:style-name="T1">CRIAR TABELAS DENTRO DO BANCO DE DADOS</text:span></text:p>
      <text:p text:style-name="P1"><text:span text:style-name="T1"/></text:p>
      <text:p text:style-name="P1"><text:span text:style-name="T9">CREATE TABLE</text:span> nome_da_tabela </text:p>
      <text:p text:style-name="P1">(</text:p>
      <text:p text:style-name="P1">campo1 <text:span text:style-name="T9">int</text:span><text:span text:style-name="T8"> </text:span><text:span text:style-name="T9">unsigned</text:span><text:span text:style-name="T8"> </text:span><text:span text:style-name="T9">not null</text:span><text:span text:style-name="T8"> </text:span><text:span text:style-name="T9">auto_increment</text:span> <text:span text:style-name="T21">(</text:span><text:span text:style-name="T22">quer dizer que é um campo de </text:span><text:span text:style-name="T24">numero inteiro</text:span><text:span text:style-name="T22">, que começa a </text:span><text:span text:style-name="T24">contar do 0 </text:span><text:span text:style-name="T22">e nao de numero negativo que é </text:span><text:span text:style-name="T24">obrigatorio escrever algo</text:span><text:span text:style-name="T22"> nela e que ela vai </text:span><text:span text:style-name="T24">preenchendo sozinha)</text:span><text:span text:style-name="T22"> </text:span><text:span text:style-name="T2">,</text:span></text:p>
      <text:p text:style-name="P1">campo2 <text:span text:style-name="T9">varchar(64) not null,</text:span><text:span text:style-name="T1"> </text:span><text:span text:style-name="T32">(</text:span><text:span text:style-name="T25">é um campo de texto que vai comportar 64 caracteres e é obrigado escrever algo)</text:span></text:p>
      <text:p text:style-name="P1">campo3 <text:span text:style-name="T10">timestamp not null</text:span><text:span text:style-name="T4"> </text:span><text:span text:style-name="T27">(é um campo que se coloca data e hora)</text:span></text:p>
      <text:p text:style-name="P2"><text:span text:style-name="T9">PRIMARY KEY</text:span> (campo1), <text:span text:style-name="T22">(quer dizer que a chave primária da tabela é esse campo1)</text:span></text:p>
      <text:p text:style-name="P2"><text:span text:style-name="T9">INDEX</text:span> <text:span text:style-name="T7">campo1_idx (campo1), </text:span><text:span text:style-name="T23">(é uma forma de consultar as constraints que são as chaves estrangeiras)</text:span></text:p>
      <text:p text:style-name="P14"><text:span text:style-name="T9">CONSTRAINT</text:span> campo1_idx <text:span text:style-name="T9">FOREIGN KEY</text:span> (campo1_da_outra_tabela) <text:span text:style-name="T9">REFERENCES</text:span> nome_da_outra_tabela (coluna_da_tabela_que_o_campo_estrangeiro_faz_referencia)</text:p>
      <text:p text:style-name="P1">);</text:p>
      <text:p text:style-name="P1"/>
      <text:p text:style-name="P4">ALTERAR TABELAS</text:p>
      <text:p text:style-name="P4"/>
      <text:p text:style-name="P7"><text:span text:style-name="T8">ALTER TABLE</text:span> <text:span text:style-name="T5">nome_da_tabela_que_vai_alterar </text:span><text:span text:style-name="T8">ADD INDEX</text:span> <text:span text:style-name="T5">campo2_idx (campo2); </text:span><text:span text:style-name="T26">(criando um novo index na tabela que antes não tinha)</text:span></text:p>
      <text:p text:style-name="P8"><text:span text:style-name="T8">ALTER TABLE</text:span><text:span text:style-name="T5"> </text:span><text:span text:style-name="T6">nome_da_tabela_que_vai_alterar </text:span><text:span text:style-name="T8">DROP INDEX</text:span><text:span text:style-name="T5"> campo2_idx (campos2); </text:span><text:span text:style-name="T26">(nesse caso é excluindo o index que foi criado)</text:span></text:p>
      <text:p text:style-name="P9"><text:span text:style-name="T8">ALTER TABLE</text:span><text:span text:style-name="T5"> </text:span><text:span text:style-name="T6">nome_da_tabela_que_vai_alterar </text:span><text:span text:style-name="T8">RENAME COLUMN</text:span><text:span text:style-name="T5"> coluna_que_quer_mudar_o_nome </text:span><text:span text:style-name="T8">TO</text:span><text:span text:style-name="T5"> nome_que-vai-ficar;</text:span></text:p>
      <text:p text:style-name="P9"><text:span text:style-name="T5"/></text:p>
      <text:p text:style-name="P5">INSERIR DADOS NAS TABELAS</text:p>
      <text:p text:style-name="P10"><text:span text:style-name="T5"/></text:p>
      <text:p text:style-name="P11"><text:span text:style-name="T8">INSERT INTO</text:span> <text:span text:style-name="T5">tabela_que_vai_inserir-dados (coluna1-que-vai-inserir-dados, coluna2-que-vai-inserir-dados, </text:span><text:span text:style-name="T26">é importante que na hora de preencher os valores coloque na ordem que pensou dessas colunas aqui</text:span><text:span text:style-name="T5">) </text:span><text:span text:style-name="T8">VALUES</text:span><text:span text:style-name="T5"> (‘nome_do_que_vai_inserir’,</text:span><text:span text:style-name="T3"> </text:span><text:span text:style-name="T26">pode ser tambem um numero ou código tipo ‘3’</text:span><text:span text:style-name="T5">);</text:span></text:p>
      <text:p text:style-name="P11"><text:span text:style-name="T5"/></text:p>
      <text:p text:style-name="P6">ATUALIZAR OS DADOS DAS TABELAS</text:p>
      <text:p text:style-name="P12"><text:span text:style-name="T5"/></text:p>
      <text:p text:style-name="P12"><text:span text:style-name="T8">UPDATE</text:span><text:span text:style-name="T5"> nome_da_tabela </text:span><text:span text:style-name="T8">SET</text:span><text:span text:style-name="T5"> onde-quer-colocar </text:span><text:span text:style-name="T8">=</text:span><text:span text:style-name="T5"> ‘o que vai colocar’ </text:span><text:span text:style-name="T8">WHERE</text:span><text:span text:style-name="T5"> coluna </text:span><text:span text:style-name="T14">=</text:span><text:span text:style-name="T5"> o que se quer; </text:span><text:span text:style-name="T26">(lendo-se por exemplo ‘atualize a tabela nomes de alunos colocando nome onde tiver escrito nome de aluno’)</text:span></text:p>
      <text:p text:style-name="P15"><text:span text:style-name="T1"/></text:p>
      <text:p text:style-name="P19"><text:span text:style-name="T9">UPDATE</text:span><text:span text:style-name="T1"> </text:span><text:span text:style-name="T16">nome_da_tabela </text:span><text:span text:style-name="T11">SET</text:span><text:span text:style-name="T16"> nome-da-coluna-de-valor </text:span><text:span text:style-name="T20">=</text:span><text:span text:style-name="T16"> <text:s/>nome-da-coluna-de-valor </text:span><text:span text:style-name="T11">*</text:span><text:span text:style-name="T16"> valor-que-quer-botar </text:span><text:span text:style-name="T11">ROUND</text:span><text:span text:style-name="T16"> (nome-da-coluna-de-valor,2);</text:span><text:span text:style-name="T29"> (atualizar o valor de algo colocando nesse valor uma multiplicacao, tipo, atualizar a quantia da coluna valor em 10% que é o mesmo que multiplicar por 1.1 e depois arredondar esse valor que der com no maximo duas casas decimais)</text:span></text:p>
      <text:p text:style-name="P19"><text:span text:style-name="T16"/></text:p>
      <text:p text:style-name="P19"><text:span text:style-name="T9">UPDATE</text:span><text:span text:style-name="T1"> </text:span><text:span text:style-name="T16">nome_da_tabela </text:span><text:span text:style-name="T11">SET</text:span><text:span text:style-name="T16"> nome-da-coluna-de-valor </text:span><text:span text:style-name="T20">=</text:span><text:span text:style-name="T16"> <text:s/>nome-da-coluna-de-valor </text:span><text:span text:style-name="T11">*</text:span><text:span text:style-name="T16"> valor-que-quer-botar </text:span><text:span text:style-name="T11">WHERE</text:span><text:span text:style-name="T16"> valor-que-quer-botar </text:span><text:span text:style-name="T20">&gt;</text:span><text:span text:style-name="T16"> que-valor-definido; </text:span><text:span text:style-name="T30">(o mesmo de cima sendo que atualizar só as quantias que tiverem dentro de um range, tipo aumentar em 10% só os cursos que custem menos de 300reais)</text:span></text:p>
      <text:p text:style-name="P21"><text:span text:style-name="T1">COMANDOS SELECT</text:span></text:p>
      <text:p text:style-name="P16"><text:span text:style-name="T1"/></text:p>
      <text:p text:style-name="P17"><text:span text:style-name="T9">SELECT * FROM</text:span><text:span text:style-name="T1"> </text:span><text:span text:style-name="T5">nome_da_tabela; </text:span><text:span text:style-name="T26">(vai mostrar a tabela </text:span><text:span text:style-name="T28">completissima</text:span><text:span text:style-name="T29">)</text:span><text:span text:style-name="T33">;</text:span></text:p>
      <text:p text:style-name="P17"><text:span text:style-name="T11"/></text:p>
      <text:p text:style-name="P17"><text:span text:style-name="T11">SELECT * FROM</text:span><text:span text:style-name="T16"> nome_da_tabela </text:span><text:span text:style-name="T11">ORDER BY</text:span><text:span text:style-name="T16"> coluna1; </text:span><text:span text:style-name="T29">(vai mostrar a tabela inteira, ordenando </text:span><text:span text:style-name="T31">no padrão por ordem ascendentes</text:span><text:span text:style-name="T29"> das informacoes da coluna 1)</text:span><text:span text:style-name="T33">;</text:span></text:p>
      <text:p text:style-name="P17"><text:span text:style-name="T11"/></text:p>
      <text:p text:style-name="P17"><text:span text:style-name="T11">SELECT * FROM</text:span><text:span text:style-name="T16"> nome_da_tabela </text:span><text:span text:style-name="T11">ORDER BY</text:span><text:span text:style-name="T16"> coluna1 </text:span><text:span text:style-name="T11">DESC</text:span><text:span text:style-name="T16">; </text:span><text:span text:style-name="T29">(vai mostrar dados de forma descentente da coluna1)</text:span><text:span text:style-name="T33">;</text:span></text:p>
      <text:p text:style-name="P18"><text:span text:style-name="T9"/></text:p>
      <text:p text:style-name="P18"><text:span text:style-name="T9">SELECT </text:span><text:span text:style-name="T17">nome_da_tabela</text:span><text:span text:style-name="T16">1.</text:span><text:span text:style-name="T18">coluna1</text:span><text:span text:style-name="T16">, </text:span><text:span text:style-name="T17">nome_da_tabela</text:span><text:span text:style-name="T16">2.</text:span><text:span text:style-name="T18">coluna2</text:span><text:span text:style-name="T16"> </text:span><text:span text:style-name="T12">FROM</text:span><text:span text:style-name="T18"> </text:span><text:span text:style-name="T17">nome_da_tabela</text:span><text:span text:style-name="T18">1, </text:span><text:span text:style-name="T17">nome_da_tabela</text:span><text:span text:style-name="T18">2</text:span><text:span text:style-name="T17"> </text:span><text:span text:style-name="T11">WHERE</text:span><text:span text:style-name="T20"> </text:span><text:span text:style-name="T17">nome_da_tabela</text:span><text:span text:style-name="T16">1.coluna1 = </text:span><text:span text:style-name="T17">nome_da_tabela</text:span><text:span text:style-name="T16">2.coluna2; </text:span><text:span text:style-name="T29">(seleciona informacoes de várias tabelas onde as informacoes da coluna 1 na tabela 1 sejam iguais as informacoes da coluna 2 da tabela 2)</text:span></text:p>
      <text:p text:style-name="P13"><text:span text:style-name="T13"/></text:p>
      <text:p text:style-name="P13"><text:span text:style-name="T13">SELECT</text:span><text:span text:style-name="T15"> </text:span><text:span text:style-name="T16">nome_da_tabela.coluna_da_tabela </text:span><text:span text:style-name="T13">FROM</text:span><text:span text:style-name="T16"> nome_da_tabela; (</text:span><text:span text:style-name="T29">vai mostrar só as informacoes daquela coluna daquela tabela)</text:span></text:p>
      <text:p text:style-name="P13"><text:span text:style-name="T13"/></text:p>
      <text:p text:style-name="P13"><text:span text:style-name="T13">SELECT</text:span><text:span text:style-name="T16"> </text:span><text:span text:style-name="T17">nome_da_tabela.</text:span><text:span text:style-name="T16">coluna_da_tabela</text:span><text:span text:style-name="T17"> </text:span><text:span text:style-name="T13">FROM</text:span><text:span text:style-name="T16"> </text:span><text:span text:style-name="T17">nome_da_tabela </text:span><text:span text:style-name="T13">WHERE</text:span><text:span text:style-name="T16"> </text:span><text:span text:style-name="T17">nome_da_tabela.</text:span><text:span text:style-name="T16">coluna3 &gt; valor; </text:span><text:span text:style-name="T29">(mostrar colunas da tabela cujo valor monetario seja maior que o valor exposto)</text:span></text:p>
      <text:p text:style-name="P13"><text:span text:style-name="T13"/></text:p>
      <text:p text:style-name="P13"><text:span text:style-name="T13">SELECT</text:span><text:span text:style-name="T16"> </text:span><text:span text:style-name="T17">nome_da_tabela.</text:span><text:span text:style-name="T16">coluna_da_tabela</text:span><text:span text:style-name="T17"> </text:span><text:span text:style-name="T13">FROM</text:span><text:span text:style-name="T16"> </text:span><text:span text:style-name="T17">nome_da_tabela </text:span><text:span text:style-name="T13">WHERE</text:span><text:span text:style-name="T16"> </text:span><text:span text:style-name="T17">nome_da_tabela.</text:span><text:span text:style-name="T16">coluna3 </text:span><text:span text:style-name="T13">BETWEEN</text:span><text:span text:style-name="T16"> valor1 </text:span><text:span text:style-name="T13">AND</text:span><text:span text:style-name="T16"> valor2; </text:span><text:span text:style-name="T29">(mostra colunas da tabela cujo valor varie entre ponto a e ponto b)</text:span></text:p>
      <text:p text:style-name="P13"><text:span text:style-name="T16"/></text:p>
      <text:p text:style-name="P13"><text:span text:style-name="T1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5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4-21T15:58:03.566000000</dc:date>
    <meta:editing-duration>PT40M3S</meta:editing-duration>
    <meta:editing-cycles>21</meta:editing-cycles>
    <meta:document-statistic meta:table-count="0" meta:image-count="0" meta:object-count="0" meta:page-count="2" meta:paragraph-count="31" meta:word-count="478" meta:character-count="3541" meta:non-whitespace-character-count="3091"/>
  </office:meta>
</office:document-meta>
</file>